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072c8" officeooo:paragraph-rsid="001072c8"/>
    </style:style>
    <style:style style:name="P2" style:family="paragraph" style:parent-style-name="Standard">
      <style:text-properties officeooo:rsid="0010d15f" officeooo:paragraph-rsid="0010d15f"/>
    </style:style>
    <style:style style:name="P3" style:family="paragraph" style:parent-style-name="Standard" style:list-style-name="L1">
      <style:text-properties officeooo:rsid="001072c8" officeooo:paragraph-rsid="001072c8"/>
    </style:style>
    <style:style style:name="P4" style:family="paragraph" style:parent-style-name="Standard" style:list-style-name="L1">
      <style:text-properties officeooo:rsid="001072c8" officeooo:paragraph-rsid="0013178a"/>
    </style:style>
    <style:style style:name="P5" style:family="paragraph" style:parent-style-name="Standard" style:list-style-name="L1">
      <style:text-properties officeooo:rsid="0010c627" officeooo:paragraph-rsid="0010c627"/>
    </style:style>
    <style:style style:name="P6" style:family="paragraph" style:parent-style-name="Standard" style:list-style-name="L1">
      <style:text-properties fo:color="#c2e0ae" officeooo:rsid="0010c627" officeooo:paragraph-rsid="0010c627" fo:background-color="transparent"/>
    </style:style>
    <style:style style:name="P7" style:family="paragraph" style:parent-style-name="Standard" style:list-style-name="L1">
      <style:text-properties fo:color="#c2e0ae" officeooo:rsid="0010d15f" officeooo:paragraph-rsid="0010d15f"/>
    </style:style>
    <style:style style:name="P8" style:family="paragraph" style:parent-style-name="Standard" style:list-style-name="L1">
      <style:text-properties fo:color="#fdc578" officeooo:rsid="0010c627" officeooo:paragraph-rsid="0010c627" fo:background-color="transparent"/>
    </style:style>
    <style:style style:name="P9" style:family="paragraph" style:parent-style-name="Standard" style:list-style-name="L1">
      <style:text-properties fo:color="#72bf44" officeooo:rsid="0010c627" officeooo:paragraph-rsid="0012dcc8"/>
    </style:style>
    <style:style style:name="P10" style:family="paragraph" style:parent-style-name="Standard" style:list-style-name="L1">
      <style:text-properties fo:color="#72bf44" officeooo:rsid="0010d15f" officeooo:paragraph-rsid="0010d15f"/>
    </style:style>
    <style:style style:name="P11" style:family="paragraph" style:parent-style-name="Standard" style:list-style-name="L1">
      <style:text-properties officeooo:rsid="0010d15f" officeooo:paragraph-rsid="0010d15f"/>
    </style:style>
    <style:style style:name="P12" style:family="paragraph" style:parent-style-name="Standard">
      <style:text-properties officeooo:rsid="0010d15f" officeooo:paragraph-rsid="0010d15f"/>
    </style:style>
    <style:style style:name="P13" style:family="paragraph" style:parent-style-name="Standard">
      <style:text-properties fo:font-size="9pt" fo:font-style="italic" fo:font-weight="bold" officeooo:rsid="0010d15f" officeooo:paragraph-rsid="0010d15f" style:font-size-asian="9pt" style:font-style-asian="italic" style:font-weight-asian="bold" style:font-size-complex="9pt" style:font-style-complex="italic" style:font-weight-complex="bold"/>
    </style:style>
    <style:style style:name="P14" style:family="paragraph" style:parent-style-name="Standard">
      <style:text-properties officeooo:rsid="001ea136" officeooo:paragraph-rsid="001ea136"/>
    </style:style>
    <style:style style:name="T1" style:family="text">
      <style:text-properties fo:color="#ed1c24" fo:background-color="transparent" loext:char-shading-value="0"/>
    </style:style>
    <style:style style:name="T2" style:family="text">
      <style:text-properties officeooo:rsid="001119ca"/>
    </style:style>
    <style:style style:name="T3" style:family="text">
      <style:text-properties officeooo:rsid="0012dcc8"/>
    </style:style>
    <style:style style:name="T4" style:family="text">
      <style:text-properties fo:color="#ce181e" officeooo:rsid="0010d15f"/>
    </style:style>
    <style:style style:name="T5" style:family="text">
      <style:text-properties style:font-name="sans-seri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per structure </text:p>
      <text:p text:style-name="P1"/>
      <text:list xml:id="list3059410890" text:style-name="L1">
        <text:list-item>
          <text:p text:style-name="P3">Introduction </text:p>
          <text:list>
            <text:list-item>
              <text:p text:style-name="P3">Context of the research →<text:span text:style-name="T2"> a inventar<text:tab/><text:tab/></text:span></text:p>
            </text:list-item>
            <text:list-item>
              <text:p text:style-name="P4">Brief state of the art →<text:span text:style-name="T2"> Mirar els papers de la llista de papers per veure els punts que volem tocar </text:span><text:span text:style-name="T4">: Avui </text:span></text:p>
              <text:list>
                <text:list-item>
                  <text:p text:style-name="P3"/>
                </text:list-item>
              </text:list>
            </text:list-item>
            <text:list-item>
              <text:p text:style-name="P5">Summary + contribution </text:p>
              <text:p text:style-name="P5"/>
            </text:list-item>
          </text:list>
        </text:list-item>
        <text:list-item>
          <text:p text:style-name="P5">Preliminaries </text:p>
          <text:list>
            <text:list-item>
              <text:p text:style-name="P6">basic MPC </text:p>
            </text:list-item>
            <text:list-item>
              <text:p text:style-name="P8">Lagrangian relaxaction / OCD </text:p>
            </text:list-item>
            <text:list-item>
              <text:p text:style-name="P9">hyperplane separation methods</text:p>
            </text:list-item>
            <text:list-item>
              <text:p text:style-name="P9">LPV formulation</text:p>
              <text:p text:style-name="P5"/>
            </text:list-item>
          </text:list>
        </text:list-item>
        <text:list-item>
          <text:p text:style-name="P11">Proposed solution </text:p>
          <text:list>
            <text:list-item>
              <text:p text:style-name="P10">Problem statement: <text:span text:style-name="T3">Avui </text:span></text:p>
            </text:list-item>
            <text:list-item>
              <text:p text:style-name="P7">Optimallity condition decomposition </text:p>
            </text:list-item>
            <text:list-item>
              <text:p text:style-name="P7">DMPC – OCD </text:p>
            </text:list-item>
            <text:list-item>
              <text:p text:style-name="P7">LPV – MPC </text:p>
              <text:p text:style-name="P11"/>
            </text:list-item>
          </text:list>
        </text:list-item>
        <text:list-item>
          <text:p text:style-name="P11">Case study </text:p>
          <text:list>
            <text:list-item>
              <text:p text:style-name="P11">system model </text:p>
            </text:list-item>
            <text:list-item>
              <text:p text:style-name="P11">2-agent simulations </text:p>
            </text:list-item>
            <text:list-item>
              <text:p text:style-name="P11">4-agent simulations 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0T12:00:18.939777078</meta:creation-date>
    <dc:date>2023-07-12T13:25:41.283429000</dc:date>
    <meta:editing-duration>PT2H43M2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2" meta:paragraph-count="23" meta:word-count="90" meta:character-count="480" meta:non-whitespace-character-count="411"/>
  </office:meta>
</office:document-meta>
</file>